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rad</text:p>
          </table:table-cell>
          <table:table-cell table:style-name="ce1" table:formula="of:=6371.22*10^(3)" office:value-type="float" office:value="6371220" calcext:value-type="float">
            <text:p>6371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ain</text:p>
          </table:table-cell>
          <table:table-cell office:value-type="float" office:value="0" calcext:value-type="float">
            <text:p>0</text:p>
          </table:table-cell>
          <table:table-cell table:formula="of:=2*PI()*[.B3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office:value-type="string" calcext:value-type="string">
            <text:p>[0,2pi a]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table:style-name="ce1" office:value-type="float" office:value="9.80616" calcext:value-type="float">
            <text:p>9.8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ga</text:p>
          </table:table-cell>
          <table:table-cell table:style-name="ce1" table:formula="of:=7.292*10^(-5)" office:value-type="float" office:value="0.00007292" calcext:value-type="float">
            <text:p>0.00007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formula="of:=2*[.B9]" office:value-type="float" office:value="0.00014584" calcext:value-type="float">
            <text:p>0.00014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formula="of:=SQRT([.B8]*[.B11])" office:value-type="float" office:value="313.147888385025" calcext:value-type="float">
            <text:p>313.147888385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un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</text:p>
          </table:table-cell>
          <table:table-cell/>
        </table:table-row>
        <table:table-row table:style-name="ro1">
          <table:table-cell/>
          <table:table-cell table:formula="of:=[.B15]*24" office:value-type="float" office:value="24" calcext:value-type="float">
            <text:p>24</text:p>
          </table:table-cell>
          <table:table-cell office:value-type="string" calcext:value-type="string">
            <text:p>hours</text:p>
          </table:table-cell>
          <table:table-cell/>
        </table:table-row>
        <table:table-row table:style-name="ro1">
          <table:table-cell/>
          <table:table-cell table:formula="of:=[.B16]*60" office:value-type="float" office:value="1440" calcext:value-type="float">
            <text:p>1440</text:p>
          </table:table-cell>
          <table:table-cell office:value-type="string" calcext:value-type="string">
            <text:p>minutes</text:p>
          </table:table-cell>
          <table:table-cell/>
        </table:table-row>
        <table:table-row table:style-name="ro1">
          <table:table-cell/>
          <table:table-cell table:formula="of:=[.B17]*60" office:value-type="float" office:value="86400" calcext:value-type="float">
            <text:p>86400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CFL grav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t max</text:p>
          </table:table-cell>
          <table:table-cell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([.C4]/[.B23])/[.B12]" office:value-type="float" office:value="665.812207826092" calcext:value-type="float">
            <text:p>665.8122078261</text:p>
          </table:table-cell>
          <table:table-cell table:formula="of:=[.C23]/60" office:value-type="float" office:value="11.0968701304349" calcext:value-type="float">
            <text:p>11.09687013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FL u</text:p>
          </table:table-cell>
          <table:table-cell office:value-type="float" office:value="192" calcext:value-type="float">
            <text:p>192</text:p>
          </table:table-cell>
          <table:table-cell table:formula="of:=([.C4]/[.B25])/50" office:value-type="float" office:value="4169.95373883424" calcext:value-type="float">
            <text:p>4169.9537388343</text:p>
          </table:table-cell>
          <table:table-cell table:formula="of:=[.C25]/60" office:value-type="float" office:value="69.4992289805707" calcext:value-type="float">
            <text:p>69.499228980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visc IF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</text:p>
          </table:table-cell>
          <table:table-cell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ution</text:p>
          </table:table-cell>
          <table:table-cell office:value-type="float" office:value="512" calcext:value-type="float">
            <text:p>512</text:p>
          </table:table-cell>
          <table:table-cell table:formula="of:=3*[.B31]/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tau</text:p>
          </table:table-cell>
          <table:table-cell table:formula="of:=6*[.B30]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er 2 (hiper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</text:p>
          </table:table-cell>
          <table:table-cell table:formula="of:=[.B3]^2/[.B31]^2" office:value-type="float" office:value="154847886.231995" calcext:value-type="float">
            <text:p>154847886.231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power</text:p>
          </table:table-cell>
          <table:table-cell table:formula="of:=[.B34]^[.B33]" office:value-type="float" office:value="2.39778678705168E+016" calcext:value-type="float">
            <text:p>2.39778678705168E+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.B35]/[.B32]" office:value-type="float" office:value="3996311311752.79" calcext:value-type="float">
            <text:p>3996311311752.7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solution: </text:p>
          </table:table-cell>
          <table:table-cell table:formula="of:=[.C4]" office:value-type="float" office:value="40031555.8928087" calcext:value-type="float">
            <text:p>40031555.8928087</text:p>
          </table:table-cell>
          <table:table-cell table:formula="of:=[.B39]/[.C31]" office:value-type="float" office:value="52124.421735428" calcext:value-type="float">
            <text:p>52124.42173542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0">00/00/0000</text:date>, <text:time style:data-style-name="N2" text:time-value="17:12:18.789257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Peixoto</meta:initial-creator>
    <meta:creation-date>2017-10-27T11:15:07.775578349</meta:creation-date>
    <meta:generator>LibreOffice/5.1.6.2$Linux_X86_64 LibreOffice_project/10m0$Build-2</meta:generator>
    <dc:date>2018-07-20T17:56:31.498498003</dc:date>
    <dc:creator>Pedro Peixoto</dc:creator>
    <meta:editing-duration>PT3H6M22S</meta:editing-duration>
    <meta:editing-cycles>7</meta:editing-cycles>
    <meta:document-statistic meta:table-count="1" meta:cell-count="57" meta:object-count="0"/>
    <meta:user-defined meta:name="qrichtext">1</meta:user-defined>
  </office:meta>
</office:document-meta>
</file>